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7ec" officeooo:paragraph-rsid="000e77ec"/>
    </style:style>
    <style:style style:name="P2" style:family="paragraph" style:parent-style-name="Standard">
      <style:text-properties officeooo:rsid="000e94b0" officeooo:paragraph-rsid="000e94b0"/>
    </style:style>
    <style:style style:name="P3" style:family="paragraph" style:parent-style-name="Standard">
      <style:text-properties officeooo:rsid="00103dca" officeooo:paragraph-rsid="00103dca"/>
    </style:style>
    <style:style style:name="P4" style:family="paragraph" style:parent-style-name="Standard">
      <style:text-properties officeooo:rsid="00107618" officeooo:paragraph-rsid="00107618"/>
    </style:style>
    <style:style style:name="T1" style:family="text">
      <style:text-properties officeooo:rsid="00107618"/>
    </style:style>
    <style:style style:name="T2" style:family="text">
      <style:text-properties style:text-position="super 58%" officeooo:rsid="00107618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meira linha </text:p>
      <text:p text:style-name="P2">segunda linha da maquina 1</text:p>
      <text:p text:style-name="P3">terceira linha da maquina 1</text:p>
      <text:p text:style-name="P4">quarta linha da maquina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22:03.399539217</meta:creation-date>
    <dc:date>2018-04-21T17:03:52.703553816</dc:date>
    <meta:editing-duration>PT1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7" meta:character-count="93" meta:non-whitespace-character-count="79"/>
  </office:meta>
</office:document-meta>
</file>